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1cm" svg:stroke-color="#000000" draw:marker-start-width="0.376cm" draw:marker-end-width="0.3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fill="gradient" draw:fill-gradient-name="Gray_20_Gradient_20_2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width="0.025cm" draw:marker-start-width="0.237cm" draw:marker-end-width="0.237cm" draw:fill="gradient" draw:fill-gradient-name="Gray_20_Gradient_20_2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="solid" draw:fill-color="#eeeee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fo:text-align="center" style:text-autospace="none"/>
      <style:text-properties fo:font-size="9pt" style:font-size-asian="9pt" style:font-size-complex="9pt"/>
    </style:style>
    <style:style style:name="P6" style:family="paragraph">
      <style:paragraph-properties style:text-autospace="none"/>
    </style:style>
    <style:style style:name="P7" style:family="paragraph">
      <style:paragraph-properties fo:text-align="center" style:text-autospace="none"/>
      <style:text-properties fo:color="#000000" fo:font-family="Arial" style:font-family-generic="swiss" style:font-pitch="variable" fo:font-size="9pt" style:letter-kerning="true" style:font-family-asian="Calibri" style:font-family-generic-asian="swiss" style:font-size-asian="9pt" style:font-family-complex="Calibri" style:font-family-generic-complex="swiss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SimSun" style:font-family-generic-asian="system" style:font-pitch-asian="variable" style:font-size-asian="9pt" style:font-style-asian="normal" style:font-weight-asian="normal" style:font-family-complex="'Times New Roman'" style:font-family-generic-complex="roman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9pt" fo:font-style="normal" fo:text-shadow="none" style:text-underline-style="none" fo:font-weight="normal" style:letter-kerning="true" style:font-family-asian="Calibri" style:font-family-generic-asian="swiss" style:font-size-asian="9pt" style:font-style-asian="normal" style:font-weight-asian="normal" style:font-family-complex="Calibri" style:font-family-generic-complex="swis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4.765cm" svg:x="6.929cm" svg:y="8.4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325.107357572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6.985cm" svg:x="6.929cm" svg:y="1.135cm">
          <text:p/>
          <draw:enhanced-geometry svg:viewBox="0 0 21600 21600" draw:path-stretchpoint-x="10800" draw:path-stretchpoint-y="10800" draw:text-areas="?f3 ?f4 ?f5 ?f6" draw:type="round-rectangle" draw:modifiers="2325.107357572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2.87cm" svg:height="1.214cm" svg:x="10.795cm" svg:y="1.615cm">
          <text:p text:style-name="P1"><text:span text:style-name="T1">Pre-process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1" draw:id="id1" draw:layer="layout" svg:width="2.871cm" svg:height="1.726cm" svg:x="3.711cm" svg:y="1.38cm">
          <text:p text:style-name="P1"><text:span text:style-name="T2">API</text:span></text:p>
          <text:p text:style-name="P1"><text:span text:style-name="T2">Documen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2" xml:id="id11" draw:id="id11" draw:layer="layout" svg:width="2.871cm" svg:height="1.853cm" svg:x="15.084cm" svg:y="3.275cm">
          <text:p text:style-name="P1"><text:span text:style-name="T1">Dictionaries</text:span></text:p>
          <text:p text:style-name="P1"><text:span text:style-name="T1">(Domain/</text:span></text:p>
          <text:p text:style-name="P1"><text:span text:style-name="T1">General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2" xml:id="id6" draw:id="id6" draw:layer="layout" svg:width="2.87cm" svg:height="1.726cm" svg:x="9.319cm" svg:y="11.22cm">
          <text:p text:style-name="P1"><text:span text:style-name="T1">Target</text:span></text:p>
          <text:p text:style-name="P1"><text:span text:style-name="T1">Mapping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2" xml:id="id9" draw:id="id9" draw:layer="layout" svg:width="2.871cm" svg:height="1.726cm" svg:x="3.582cm" svg:y="8.969cm">
          <text:p text:style-name="P1"><text:span text:style-name="T1">Refined</text:span></text:p>
          <text:p text:style-name="P1"><text:span text:style-name="T1">Specifica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1" draw:layer="layout" draw:type="line" svg:x1="6.582cm" svg:y1="2.243cm" svg:x2="7.462cm" svg:y2="2.253cm" draw:start-shape="id1" draw:start-glue-point="7" draw:end-shape="id2" draw:end-glue-point="3" svg:d="m6582 2243 880 10">
          <text:p/>
        </draw:connector>
        <draw:connector draw:style-name="gr5" draw:text-style-name="P1" draw:layer="layout" draw:type="line" svg:x1="10.332cm" svg:y1="2.253cm" svg:x2="10.795cm" svg:y2="2.222cm" draw:start-shape="id2" draw:start-glue-point="1" draw:end-shape="id3" draw:end-glue-point="3" svg:d="m10332 2253 463-31">
          <text:p/>
        </draw:connector>
        <draw:connector draw:style-name="gr5" draw:text-style-name="P1" draw:layer="layout" draw:type="line" svg:x1="8.907cm" svg:y1="5.124cm" svg:x2="8.902cm" svg:y2="5.714cm" draw:start-shape="id4" draw:start-glue-point="2" draw:end-shape="id5" draw:end-glue-point="4" svg:d="m8907 5124-5 590">
          <text:p/>
        </draw:connector>
        <draw:connector draw:style-name="gr5" draw:text-style-name="P1" draw:layer="layout" draw:type="line" svg:x1="10.754cm" svg:y1="11.22cm" svg:x2="10.762cm" svg:y2="10.504cm" draw:start-shape="id6" draw:start-glue-point="4" draw:end-shape="id7" draw:end-glue-point="2" svg:d="m10754 11220 8-716">
          <text:p/>
        </draw:connector>
        <draw:connector draw:style-name="gr5" draw:text-style-name="P1" draw:layer="layout" draw:type="line" svg:x1="12.197cm" svg:y1="9.838cm" svg:x2="15.137cm" svg:y2="9.854cm" draw:start-shape="id7" draw:start-glue-point="1" draw:end-shape="id8" draw:end-glue-point="5" svg:d="m12197 9838 2940 16">
          <text:p/>
        </draw:connector>
        <draw:connector draw:style-name="gr5" draw:text-style-name="P1" draw:layer="layout" draw:type="line" svg:x1="6.453cm" svg:y1="9.832cm" svg:x2="9.327cm" svg:y2="9.838cm" draw:start-shape="id9" draw:start-glue-point="7" draw:end-shape="id7" svg:d="m6453 9832 2874 6">
          <text:p/>
        </draw:connector>
        <draw:custom-shape draw:style-name="gr2" draw:text-style-name="P5" xml:id="id4" draw:id="id4" draw:layer="layout" svg:width="2.87cm" svg:height="1.214cm" svg:x="7.472cm" svg:y="3.91cm">
          <text:p text:style-name="P4"><text:span text:style-name="T3">Text Analysis </text:span></text:p>
          <text:p text:style-name="P4"><text:span text:style-name="T3">Engin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7" draw:id="id7" draw:layer="layout" svg:width="2.87cm" svg:height="1.332cm" svg:x="9.327cm" svg:y="9.172cm">
          <text:p text:style-name="P1"><text:span text:style-name="T1">Target</text:span></text:p>
          <text:p text:style-name="P1"><text:span text:style-name="T1">Specification</text:span></text:p>
          <text:p text:style-name="P1"><text:span text:style-name="T1">Generat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xml:id="id8" draw:id="id8" draw:layer="layout" svg:width="2.871cm" svg:height="1.726cm" svg:x="15.137cm" svg:y="8.991cm">
          <text:p text:style-name="P1"><text:span text:style-name="T1">Target</text:span></text:p>
          <text:p text:style-name="P1"><text:span text:style-name="T1">Specifica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2" xml:id="id2" draw:id="id2" draw:layer="layout" svg:width="2.87cm" svg:height="1.214cm" svg:x="7.462cm" svg:y="1.646cm">
          <text:p text:style-name="P1"><text:span text:style-name="T1">Pars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10" draw:id="id10" draw:layer="layout" svg:width="2.87cm" svg:height="1.214cm" svg:x="11.041cm" svg:y="5.979cm">
          <text:p text:style-name="P1"><text:span text:style-name="T1">Post-processo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7" xml:id="id5" draw:id="id5" draw:layer="layout" svg:width="2.871cm" svg:height="1.726cm" svg:x="7.467cm" svg:y="5.714cm">
          <text:p text:style-name="P6"><text:span text:style-name="T4">Specifications</text:span></text:p>
          <text:p text:style-name="P6"><text:span text:style-name="T4"><text:s/></text:span><text:span text:style-name="T4">(FOL Expr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1" draw:layer="layout" draw:type="line" svg:x1="10.338cm" svg:y1="6.577cm" svg:x2="11.041cm" svg:y2="6.586cm" draw:start-shape="id5" draw:start-glue-point="7" draw:end-shape="id10" svg:d="m10338 6577 703 9">
          <text:p/>
        </draw:connector>
        <draw:custom-shape draw:style-name="gr6" draw:text-style-name="P5" xml:id="id12" draw:id="id12" draw:layer="layout" svg:width="2.87cm" svg:height="1.214cm" svg:x="3.605cm" svg:y="3.904cm">
          <text:p text:style-name="P4"><text:span text:style-name="T3">COTS NL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1" draw:layer="layout" svg:x1="12.23cm" svg:y1="2.829cm" svg:x2="8.907cm" svg:y2="3.91cm" draw:start-shape="id3" draw:start-glue-point="2" draw:end-shape="id4" draw:end-glue-point="0" svg:d="m12230 2829v541h-3323v540">
          <text:p/>
        </draw:connector>
        <draw:connector draw:style-name="gr8" draw:text-style-name="P1" draw:layer="layout" svg:x1="13.665cm" svg:y1="2.222cm" svg:x2="16.519cm" svg:y2="3.275cm" draw:start-shape="id3" draw:start-glue-point="1" draw:end-shape="id11" draw:end-glue-point="4" svg:d="m13665 2222h2854v1053">
          <text:p/>
        </draw:connector>
        <draw:connector draw:style-name="gr8" draw:text-style-name="P1" draw:layer="layout" svg:x1="13.911cm" svg:y1="6.586cm" svg:x2="16.519cm" svg:y2="4.982cm" draw:start-shape="id10" draw:start-glue-point="1" draw:end-shape="id11" draw:end-glue-point="6" svg:d="m13911 6586h2608v-1604">
          <text:p/>
        </draw:connector>
        <draw:connector draw:style-name="gr7" draw:text-style-name="P1" draw:layer="layout" draw:line-skew="-0.103cm" svg:x1="12.476cm" svg:y1="7.193cm" svg:x2="5.017cm" svg:y2="8.969cm" draw:start-shape="id10" draw:start-glue-point="2" draw:end-shape="id9" draw:end-glue-point="4" svg:d="m12476 7193v792h-7459v984">
          <text:p/>
        </draw:connector>
        <draw:connector draw:style-name="gr7" draw:text-style-name="P1" draw:layer="layout" draw:type="line" svg:x1="6.475cm" svg:y1="4.511cm" svg:x2="7.472cm" svg:y2="4.517cm" draw:start-shape="id12" draw:start-glue-point="1" draw:end-shape="id4" draw:end-glue-point="3" svg:d="m6475 4511 997 6">
          <text:p/>
        </draw:connector>
        <draw:custom-shape draw:style-name="gr9" draw:text-style-name="P1" draw:layer="layout" svg:width="0.635cm" svg:height="0.635cm" svg:x="3.754cm" svg:y="8.25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1" draw:layer="layout" svg:width="0.635cm" svg:height="0.635cm" svg:x="17.154cm" svg:y="8.25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7-29T12:22:55.81</dc:date>
    <meta:generator>OpenOffice/4.0.0$Win32 OpenOffice.org_project/400m3$Build-9702</meta:generator>
    <meta:editing-duration>PT1H45M7S</meta:editing-duration>
    <meta:editing-cycles>10</meta:editing-cycles>
    <dc:creator>Rahul Pandita</dc:creator>
    <meta:document-statistic meta:object-count="28"/>
  </office:meta>
</office:document-meta>
</file>